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6cm"/>
    </style:style>
    <style:style style:name="Tabelle1.B" style:family="table-column">
      <style:table-column-properties style:column-width="5.627cm"/>
    </style:style>
    <style:style style:name="Tabelle1.C" style:family="table-column">
      <style:table-column-properties style:column-width="5.713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weight="normal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9" style:family="paragraph" style:parent-style-name="Horizontal_20_Line">
      <style:paragraph-properties fo:margin-top="0.212cm" fo:margin-bottom="0.212cm" style:contextual-spacing="false" fo:line-height="137%" style:writing-mode="lr-tb"/>
    </style:style>
    <style:style style:name="P10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2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17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1" style:family="paragraph" style:parent-style-name="Text_20_body" style:list-style-name="L19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33" style:family="paragraph" style:parent-style-name="Text_20_body" style:list-style-name="L2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21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2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25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4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5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47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color="#1f1f1f" loext:opacity="100%" style:font-name="Google Sans Text" fo:font-weight="bold" fo:background-color="transparent" loext:char-shading-value="0"/>
    </style:style>
    <style:style style:name="T4" style:family="text">
      <style:text-properties fo:color="#1f1f1f" loext:opacity="100%" fo:background-color="transparent" loext:char-shading-value="0"/>
    </style:style>
    <style:style style:name="T5" style:family="text">
      <style:text-properties fo:color="#1f1f1f" loext:opacity="100%" style:font-name="Google Sans Text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drtest</text:h>
      <text:h text:style-name="P2" text:outline-level="2">Multi-Channel SDR-Prozessor und Demodulations-Engine</text:h>
      <text:h text:style-name="P3" text:outline-level="3">1. Systemarchitektur &amp; Paradigma</text:h>
      <text:p text:style-name="P4"><text:span text:style-name="T1">sdrtest ist kein einfacher SDR-Player, sondern ein </text:span><text:span text:style-name="T2">Software-Defined-Radio-Middleware-System</text:span><text:span text:style-name="T1">. Es ist darauf ausgelegt, einen breiten IQ-Datenstrom (typischerweise von einem RTL-SDR via rtl_tcp) zu empfangen, diesen digital herunterzumischen (DDC - Digital Down Conversion) und in bis zu 64 unabhängige Kanäle aufzuspalten.</text:span></text:p>
      <text:p text:style-name="P5"><text:span text:style-name="T1">Die Architektur folgt einem </text:span><text:span text:style-name="T2">asynchronen Datenfluss-Modell</text:span><text:span text:style-name="T1">:</text:span></text:p>
      <text:list text:style-name="L1">
        <text:list-item>
          <text:p text:style-name="P6"><text:span text:style-name="T3">IQ-Eingangs-Thread:</text:span><text:span text:style-name="T4"> </text:span><text:span text:style-name="T5">Empfängt rohe I/Q-Abtastwerte über das Netzwerk.</text:span></text:p>
        </text:list-item>
        <text:list-item>
          <text:p text:style-name="P6"><text:span text:style-name="T3">DSP-Kern:</text:span><text:span text:style-name="T4"> </text:span><text:span text:style-name="T5">Führt Frequenzverschiebung, Filterung und Demodulation durch.</text:span></text:p>
        </text:list-item>
        <text:list-item>
          <text:p text:style-name="P7"><text:span text:style-name="T3">Output-Router:</text:span><text:span text:style-name="T4"> </text:span><text:span text:style-name="T5">Verteilt die demodulierten Audiodaten oder Rohdaten an UDP-Ports, Dateien oder Soundkarten.</text:span></text:p>
        </text:list-item>
      </text:list>
      <text:p text:style-name="P8">Das Programm nutzt eine extrem effiziente Festkomma-Arithmetik, um auf Embedded-Systemen (wie dem Raspberry Pi oder MIPS-basierten Routern) eine massive Mehrkanal-Verarbeitung zu ermöglichen.</text:p>
      <text:p text:style-name="P9"/>
      <text:h text:style-name="P10" text:outline-level="3">2. Detaillierte Parameter-Dokumentation (Experten-Level)</text:h>
      <text:p text:style-name="P11">Die Steuerung erfolgt über Kommandozeilenparameter. Hierbei ist die Reihenfolge entscheidend, da Parameter nach einem -C (Kanal-Selektor) nur für diesen spezifischen Kanal gelten.</text:p>
      <text:h text:style-name="P12" text:outline-level="4">Globale Hardware- &amp; Netzwerk-Parameter</text:h>
      <text:list text:style-name="L2">
        <text:list-item>
          <text:p text:style-name="P13">-s &lt;host:port&gt; (SDR Source):</text:p>
        </text:list-item>
      </text:list>
      <text:list text:style-name="L3">
        <text:list-item>
          <text:p text:style-name="P14"><text:span text:style-name="T3">Expert:</text:span><text:span text:style-name="T4"> </text:span><text:span text:style-name="T5">Stellt eine TCP-Verbindung zu einem rtl_tcp Server her.</text:span></text:p>
        </text:list-item>
        <text:list-item>
          <text:p text:style-name="P14"><text:span text:style-name="T3">Mechanik:</text:span><text:span text:style-name="T4"> </text:span><text:span text:style-name="T5">Handelt das Protokoll aus (8-Bit IQ-Samples). Bei Fehlern implementiert das Programm einen automatischen Reconnect-Mechanismus.</text:span></text:p>
        </text:list-item>
      </text:list>
      <text:list text:style-name="L4">
        <text:list-item>
          <text:p text:style-name="P15">-r &lt;samplerate&gt; (Input Sampling Rate):</text:p>
        </text:list-item>
      </text:list>
      <text:list text:style-name="L5">
        <text:list-item>
          <text:p text:style-name="P16"><text:span text:style-name="T3">Expert:</text:span><text:span text:style-name="T4"> </text:span><text:span text:style-name="T5">Definiert die Bandbreite des SDR-Frontends. Typische Werte: 2048000 (2.048 MHz) oder 2400000.</text:span></text:p>
        </text:list-item>
        <text:list-item>
          <text:p text:style-name="P16"><text:span text:style-name="T3">Wirkung:</text:span><text:span text:style-name="T4"> </text:span><text:span text:style-name="T5">Dieser Wert ist die Basis für alle internen Dezimationsfilter. Eine falsche Angabe führt zu einer falschen Frequenzskalierung und fehlerhafter Demodulation.</text:span></text:p>
        </text:list-item>
      </text:list>
      <text:list text:style-name="L6">
        <text:list-item>
          <text:p text:style-name="P17">-g &lt;gain&gt; (Tuner Gain):</text:p>
        </text:list-item>
      </text:list>
      <text:list text:style-name="L7">
        <text:list-item>
          <text:p text:style-name="P18"><text:span text:style-name="T3">Expert:</text:span><text:span text:style-name="T4"> </text:span><text:span text:style-name="T5">Setzt den Hardware-Gain des R820T/E4000 Tuners in 0.1 dB Schritten (oder Auto-Gain bei 0).</text:span></text:p>
        </text:list-item>
      </text:list>
      <text:list text:style-name="L8">
        <text:list-item>
          <text:p text:style-name="P19"><text:soft-page-break/>-p &lt;ppm&gt; (Frequency Correction):</text:p>
        </text:list-item>
      </text:list>
      <text:list text:style-name="L9">
        <text:list-item>
          <text:p text:style-name="P20"><text:span text:style-name="T3">Expert:</text:span><text:span text:style-name="T4"> </text:span><text:span text:style-name="T5">Korrigiert den Quarzoszillator-Fehler der Hardware (Parts per Million).</text:span></text:p>
        </text:list-item>
      </text:list>
      <text:h text:style-name="P21" text:outline-level="4">Kanal-spezifische Konfiguration (-C &lt;n&gt;)</text:h>
      <text:list text:style-name="L10">
        <text:list-item>
          <text:p text:style-name="P22">-f &lt;frequency&gt; (Center Frequency / Channel Frequency):</text:p>
        </text:list-item>
      </text:list>
      <text:list text:style-name="L11">
        <text:list-item>
          <text:p text:style-name="P23"><text:span text:style-name="T3">Expert:</text:span><text:span text:style-name="T4"> </text:span><text:span text:style-name="T5">Setzt die Zielfrequenz für den aktuellen Kanal. Wenn die Frequenz außerhalb der aktuellen Center-Frequenz des SDRs liegt, versucht das Programm (global), den Tuner umzustellen, sofern keine anderen Kanäle kollidieren.</text:span></text:p>
        </text:list-item>
      </text:list>
      <text:list text:style-name="L12">
        <text:list-item>
          <text:p text:style-name="P24">-m &lt;mode&gt; (Demodulation Mode):</text:p>
        </text:list-item>
      </text:list>
      <text:list text:style-name="L13">
        <text:list-item>
          <text:p text:style-name="P25"><text:span text:style-name="T3">Werte:</text:span><text:span text:style-name="T4"> </text:span><text:span text:style-name="T5">F (FM-Wide), f (FM-Narrow), A (AM), U (USB), L (LSB), C (CW).</text:span></text:p>
        </text:list-item>
        <text:list-item>
          <text:p text:style-name="P25"><text:span text:style-name="T3">Expert:</text:span><text:span text:style-name="T4"> </text:span><text:span text:style-name="T5">Bestimmt den DSP-Zweig. FM nutzt einen Phasen-Diskriminator ($d\phi/dt$), während SSB (USB/LSB) eine komplexe Mischung mit anschließendem Hilbert-Transformations-ähnlichem Filtering nutzt.</text:span></text:p>
        </text:list-item>
      </text:list>
      <text:list text:style-name="L14">
        <text:list-item>
          <text:p text:style-name="P26">-b &lt;bandwidth&gt; (IF-Bandwidth):</text:p>
        </text:list-item>
      </text:list>
      <text:list text:style-name="L15">
        <text:list-item>
          <text:p text:style-name="P27"><text:span text:style-name="T3">Expert:</text:span><text:span text:style-name="T4"> </text:span><text:span text:style-name="T5">Definiert die Breite des digitalen Bandpassfilters vor der Demodulation. Entscheidend für das Signal-Rausch-Verhältnis (SNR).</text:span></text:p>
        </text:list-item>
      </text:list>
      <text:list text:style-name="L16">
        <text:list-item>
          <text:p text:style-name="P28">-S &lt;squelch&gt; (DSP Squelch):</text:p>
        </text:list-item>
      </text:list>
      <text:list text:style-name="L17">
        <text:list-item>
          <text:p text:style-name="P29"><text:span text:style-name="T3">Expert:</text:span><text:span text:style-name="T4"> </text:span><text:span text:style-name="T5">Ein auf der Signalenergie basierender Threshold. Unterdrückt die Audioausgabe und stoppt den UDP-Stream, um Netzwerkbandbreite und CPU zu sparen, wenn kein Signal anliegt.</text:span></text:p>
        </text:list-item>
      </text:list>
      <text:list text:style-name="L18">
        <text:list-item>
          <text:p text:style-name="P30">-U &lt;IP:Port&gt; (UDP Output):</text:p>
        </text:list-item>
      </text:list>
      <text:list text:style-name="L19">
        <text:list-item>
          <text:p text:style-name="P31"><text:span text:style-name="T3">Expert:</text:span><text:span text:style-name="T4"> </text:span><text:span text:style-name="T5">Der "Professional Way". Sendet die demodulierten Audiodaten als 16-Bit PCM-Stream via UDP. Dies wird meist genutzt, um sondeudp auf dem gleichen oder einem anderen Rechner zu füttern.</text:span></text:p>
        </text:list-item>
      </text:list>
      <text:list text:style-name="L20">
        <text:list-item>
          <text:p text:style-name="P32">-o &lt;offset&gt; (LO Offset):</text:p>
        </text:list-item>
      </text:list>
      <text:list text:style-name="L21">
        <text:list-item>
          <text:p text:style-name="P33"><text:span text:style-name="T3">Expert:</text:span><text:span text:style-name="T4"> </text:span><text:span text:style-name="T5">Verschiebt die Center-Frequenz des Tuners um den Betrag X, während die Kanäle digital zurückverschoben werden.</text:span></text:p>
        </text:list-item>
        <text:list-item>
          <text:p text:style-name="P34"><text:span text:style-name="T3">Zweck:</text:span><text:span text:style-name="T4"> </text:span><text:span text:style-name="T5">Vermeidung des "DC-Spikes" (Null-Hertz-Problem) in der Mitte des SDR-Spektrums.</text:span></text:p>
        </text:list-item>
      </text:list>
      <text:p text:style-name="P9"/>
      <text:h text:style-name="P10" text:outline-level="3">3. DSP-Internals: Der Weg vom IQ-Sample zum Audio</text:h>
      <text:p text:style-name="P11">Das Herzstück von sdrtest ist die mathematische Transformation des komplexen IQ-Signals.</text:p>
      <text:h text:style-name="P12" text:outline-level="4">Digital Down Conversion (DDC)</text:h>
      <text:p text:style-name="P35">Für jeden Kanal berechnet sdrtest einen lokalen Oszillator (NCO - Numerically Controlled Oscillator) in Software.</text:p>
      <text:list text:style-name="L22">
        <text:list-item>
          <text:p text:style-name="P36"><text:span text:style-name="T3">Mischung:</text:span><text:span text:style-name="T4"> </text:span><text:span text:style-name="T5">Das Eingangssignal $I + jQ$ wird mit $\exp(-j \omega t)$ multipliziert.</text:span></text:p>
        </text:list-item>
        <text:list-item>
          <text:p text:style-name="P37"><text:soft-page-break/><text:span text:style-name="T3">Dezimierung:</text:span><text:span text:style-name="T4"> </text:span><text:span text:style-name="T5">Da das Zielsignal (z.B. Sprache oder Telemetrie) nur wenige kHz breit ist, wird die Abtastrate massiv reduziert. Dies geschieht durch mehrstufige FIR-Filter (Finite Impulse Response) oder CIC-Filter (Cascaded Integrator-Comb).</text:span></text:p>
        </text:list-item>
      </text:list>
      <text:h text:style-name="P21" text:outline-level="4">Demodulations-Mathematik</text:h>
      <text:list text:style-name="L23">
        <text:list-item>
          <text:p text:style-name="P38"><text:span text:style-name="T3">FM-Demodulation:</text:span><text:span text:style-name="T4"> </text:span><text:span text:style-name="T5">Berechnet den Winkel zwischen zwei aufeinanderfolgenden komplexen Samples:</text:span><text:span text:style-name="T6"><text:line-break/></text:span><text:span text:style-name="T5">$\Delta \phi = \operatorname{arctan2}(I_n Q_{n-1} - Q_n I_{n-1}, I_n I_{n-1} + Q_n Q_{n-1})$.</text:span><text:span text:style-name="T6"><text:line-break/></text:span><text:span text:style-name="T5">Dies ist mathematisch robust gegenüber Amplitudenschwankungen.</text:span></text:p>
        </text:list-item>
        <text:list-item>
          <text:p text:style-name="P39"><text:span text:style-name="T3">AM-Demodulation:</text:span><text:span text:style-name="T4"> </text:span><text:span text:style-name="T5">Berechnet die Magnitude des komplexen Vektors:</text:span><text:span text:style-name="T6"><text:line-break/></text:span><text:span text:style-name="T5">$A = \sqrt{I^2 + Q^2}$.</text:span><text:span text:style-name="T6"><text:line-break/></text:span><text:span text:style-name="T5">In sdrtest wird hierfür oft eine schnelle Approximation (Alpha-Max plus Beta-Min Algorithmus) verwendet, um sqrt-Operationen zu vermeiden.</text:span></text:p>
        </text:list-item>
      </text:list>
      <text:p text:style-name="P9"/>
      <text:h text:style-name="P10" text:outline-level="3">4. Input &amp; Output Spezifikationen</text:h>
      <text:h text:style-name="P12" text:outline-level="4">Input</text:h>
      <text:list text:style-name="L24">
        <text:list-item>
          <text:p text:style-name="P40"><text:span text:style-name="T3">Quelle:</text:span><text:span text:style-name="T4"> </text:span><text:span text:style-name="T5">rtl_tcp Stream (8-Bit unsigned IQ, Bias 127).</text:span></text:p>
        </text:list-item>
        <text:list-item>
          <text:p text:style-name="P40"><text:span text:style-name="T3">Bandbreite:</text:span><text:span text:style-name="T4"> </text:span><text:span text:style-name="T5">Unterstützt von 250 kHz bis zu 3.2 MHz (Limit des RTL2832U).</text:span></text:p>
        </text:list-item>
        <text:list-item>
          <text:p text:style-name="P41"><text:span text:style-name="T3">Protokoll:</text:span><text:span text:style-name="T4"> </text:span><text:span text:style-name="T5">TCP-Rohdatenstrom mit 5-Byte Header für Gain/Frequenz-Rückmeldungen.</text:span></text:p>
        </text:list-item>
      </text:list>
      <text:h text:style-name="P21" text:outline-level="4">Output</text:h>
      <text:list text:style-name="L25">
        <text:list-item>
          <text:p text:style-name="P42"><text:span text:style-name="T3">UDP-Audio:</text:span><text:span text:style-name="T4"> </text:span><text:span text:style-name="T5">16-Bit Mono PCM, Abtastrate ist abhängig von der gewählten Kanal-Dezimierung (meist 48 kHz oder 22.05 kHz).</text:span></text:p>
        </text:list-item>
        <text:list-item>
          <text:p text:style-name="P42"><text:span text:style-name="T3">Konsole (Verbose):</text:span><text:span text:style-name="T4"> </text:span><text:span text:style-name="T5">Bei -v werden Signalpegel (in dBFS), Frequenzfehler und Squelch-Status in Echtzeit angezeigt.</text:span></text:p>
        </text:list-item>
        <text:list-item>
          <text:p text:style-name="P43"><text:span text:style-name="T3">Pipe/Stdout:</text:span><text:span text:style-name="T4"> </text:span><text:span text:style-name="T5">Ermöglicht das Weiterreichen an aplay oder lame zur Kompression.</text:span></text:p>
        </text:list-item>
      </text:list>
      <text:p text:style-name="P9"/>
      <text:h text:style-name="P10" text:outline-level="3">5. Mathematische Besonderheiten und Optimierungen</text:h>
      <text:p text:style-name="P35">sdrtest implementiert einige fortgeschrittene Konzepte, die für Experten von Interesse sind:</text:p>
      <text:list text:style-name="L26">
        <text:list-item>
          <text:p text:style-name="P44"><text:span text:style-name="T3">Fixed-Point DSP:</text:span><text:span text:style-name="T4"> </text:span><text:span text:style-name="T5">Fast alle Operationen nutzen int32_t. Die Fließkomma-Einheit (FPU) wird kaum belastet, was das Programm ideal für Router-Hardware (MIPS/ARMv5) macht.</text:span></text:p>
        </text:list-item>
        <text:list-item>
          <text:p text:style-name="P44"><text:span text:style-name="T3">Ringpuffer-Management:</text:span><text:span text:style-name="T4"> </text:span><text:span text:style-name="T5">Um Netzwerk-Jitter bei der rtl_tcp Übertragung auszugleichen, nutzt sdrtest hochoptimierte Ringpuffer für die I/Q-Daten.</text:span></text:p>
        </text:list-item>
        <text:list-item>
          <text:p text:style-name="P44"><text:span text:style-name="T3">Lookup-Tabellen (LUT):</text:span><text:span text:style-name="T4"> </text:span><text:span text:style-name="T5">Trigonometrische Funktionen (Sinus/Cosinus für den NCO) werden über vorkalkulierte Tabellen mit linearer Interpolation gelöst.</text:span></text:p>
        </text:list-item>
        <text:list-item>
          <text:p text:style-name="P45"><text:soft-page-break/><text:span text:style-name="T3">AGC (Automatic Gain Control):</text:span><text:span text:style-name="T4"> </text:span><text:span text:style-name="T5">Ein softwarebasierter Regelkreis passt die interne Skalierung an, um Clipping bei starken Signalen zu verhindern und schwache Signale für den Demodulator anzuheben.</text:span></text:p>
        </text:list-item>
      </text:list>
      <text:p text:style-name="P9"/>
      <text:h text:style-name="P10" text:outline-level="3">6. Fehlersuche und Performance-Tuni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6">Problem</text:p>
          </table:table-cell>
          <table:table-cell table:style-name="Tabelle1.A1" office:value-type="string">
            <text:p text:style-name="P46">Ursache</text:p>
          </table:table-cell>
          <table:table-cell table:style-name="Tabelle1.A1" office:value-type="string">
            <text:p text:style-name="P46">Lösung</text:p>
          </table:table-cell>
        </table:table-row>
        <table:table-row>
          <table:table-cell table:style-name="Tabelle1.A1" office:value-type="string">
            <text:p text:style-name="P46">Audio-Aussetzer</text:p>
          </table:table-cell>
          <table:table-cell table:style-name="Tabelle1.A1" office:value-type="string">
            <text:p text:style-name="P47">CPU-Last zu hoch oder Netzwerk-Lag</text:p>
          </table:table-cell>
          <table:table-cell table:style-name="Tabelle1.A1" office:value-type="string">
            <text:p text:style-name="P47">-r verringern, weniger Kanäle nutzen.</text:p>
          </table:table-cell>
        </table:table-row>
        <table:table-row>
          <table:table-cell table:style-name="Tabelle1.A1" office:value-type="string">
            <text:p text:style-name="P46">Kein Signal (nur Rauschen)</text:p>
          </table:table-cell>
          <table:table-cell table:style-name="Tabelle1.A1" office:value-type="string">
            <text:p text:style-name="P47">Falscher Gain oder PPM-Offset</text:p>
          </table:table-cell>
          <table:table-cell table:style-name="Tabelle1.A1" office:value-type="string">
            <text:p text:style-name="P47">-g erhöhen, mit GQRX/SDR# den PPM-Wert ermitteln.</text:p>
          </table:table-cell>
        </table:table-row>
        <table:table-row>
          <table:table-cell table:style-name="Tabelle1.A1" office:value-type="string">
            <text:p text:style-name="P46">"DC-Spike" stört</text:p>
          </table:table-cell>
          <table:table-cell table:style-name="Tabelle1.A1" office:value-type="string">
            <text:p text:style-name="P47">Signal liegt genau auf Center-Freq</text:p>
          </table:table-cell>
          <table:table-cell table:style-name="Tabelle1.A1" office:value-type="string">
            <text:p text:style-name="P47">-o 100000 nutzen, um den Spike wegzuschieben.</text:p>
          </table:table-cell>
        </table:table-row>
        <table:table-row>
          <table:table-cell table:style-name="Tabelle1.A1" office:value-type="string">
            <text:p text:style-name="P46">Squelch öffnet nicht</text:p>
          </table:table-cell>
          <table:table-cell table:style-name="Tabelle1.A1" office:value-type="string">
            <text:p text:style-name="P47">Threshold zu hoch</text:p>
          </table:table-cell>
          <table:table-cell table:style-name="Tabelle1.A1" office:value-type="string">
            <text:p text:style-name="P47">-S Wert verringern (näher an 0).</text:p>
          </table:table-cell>
        </table:table-row>
      </table:table>
      <text:p text:style-name="P9"/>
      <text:h text:style-name="P10" text:outline-level="3">Fazit</text:h>
      <text:p text:style-name="P4"><text:span text:style-name="T1">sdrtest ist ein hocheffizientes Werkzeug für den Aufbau von automatisierten Funk-Überwachungssystemen. Während moderne Programme wie GNU Radio eine grafische Oberfläche bieten, besticht sdrtest durch seine </text:span><text:span text:style-name="T2">Headless-Fähigkeit</text:span><text:span text:style-name="T7"> </text:span><text:span text:style-name="T1">und minimale Ressourcenaufnahme. Es erlaubt dem Anwender, ein komplettes Frequenzband (z.B. das 400 MHz Wetterballon-Band) mit einer einzigen Hardware-Instanz zu überwachen und die Datenströme modular an spezialisierte Dekoder weiterzuleiten.</text:span></text:p>
      <text:p text:style-name="P11">Die mathematische Präzision der Demodulation, kombiniert mit der Flexibilität des UDP-Streamings, macht es zur ersten Wahl für professionelle Signalanalysten und Hobby-Meteorologen im Bereich des Radiosonden-Tracking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8:25:47.955705800</meta:creation-date>
    <dc:date>2026-01-25T18:27:38.028966700</dc:date>
    <meta:editing-duration>PT1M50S</meta:editing-duration>
    <meta:editing-cycles>1</meta:editing-cycles>
    <meta:document-statistic meta:table-count="1" meta:image-count="0" meta:object-count="0" meta:page-count="4" meta:paragraph-count="81" meta:word-count="905" meta:character-count="6966" meta:non-whitespace-character-count="6181"/>
    <meta:generator>LibreOffice/25.8.4.2$Windows_X86_64 LibreOffice_project/290daaa01b999472f0c7a3890eb6a550fd74c6df</meta:generator>
  </office:meta>
</office:document-meta>
</file>